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f5f" officeooo:paragraph-rsid="001cbf5f"/>
    </style:style>
    <style:style style:name="P2" style:family="paragraph" style:parent-style-name="Standard">
      <style:text-properties officeooo:rsid="001dc83a" officeooo:paragraph-rsid="001dc83a"/>
    </style:style>
    <style:style style:name="P3" style:family="paragraph" style:parent-style-name="Standard">
      <style:text-properties officeooo:rsid="0020a1f2" officeooo:paragraph-rsid="0020a1f2"/>
    </style:style>
    <style:style style:name="T1" style:family="text">
      <style:text-properties officeooo:rsid="001dc83a"/>
    </style:style>
    <style:style style:name="T2" style:family="text">
      <style:text-properties officeooo:rsid="001f4c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L – standard template language </text:p>
      <text:p text:style-name="P1">library of source files</text:p>
      <text:p text:style-name="P1"/>
      <text:p text:style-name="P1">gives us 2 things: </text:p>
      <text:p text:style-name="P1">1. container ( vector, list, map , set....)</text:p>
      <text:p text:style-name="P1">2. algorithms – a collection of functions that manipulates the containers</text:p>
      <text:p text:style-name="P1">such is Find, <text:span text:style-name="T2">reverse, for_each, transform</text:span></text:p>
      <text:p text:style-name="P1"/>
      <text:p text:style-name="P2">find will get an iterator, a begin(), an end()</text:p>
      <text:p text:style-name="P2"/>
      <text:p text:style-name="P1"/>
      <text:p text:style-name="P2">each container supplies the iterator. A nested class Iterator</text:p>
      <text:p text:style-name="P2"/>
      <text:p text:style-name="P1"/>
      <text:p text:style-name="P1">foo()</text:p>
      <text:p text:style-name="P1">{</text:p>
      <text:p text:style-name="P1"><text:tab/>int arr[-----] // if size of arr is large, the stack is probably to small</text:p>
      <text:p text:style-name="P1"><text:tab/></text:p>
      <text:p text:style-name="P1"><text:tab/>int* arr = new int[-----]; // needs to be deleted, problem with exceptions</text:p>
      <text:p text:style-name="P1"/>
      <text:p text:style-name="P1"><text:tab/>Array arr1(3000); // container, sits on the stack, cost only a pointer, handles delete through the <text:s/></text:p>
      <text:p text:style-name="P1">//dtor</text:p>
      <text:p text:style-name="P1">}</text:p>
      <text:p text:style-name="P1"/>
      <text:p text:style-name="P1">container – is a class that has ctor , dtor and a private member int* arr;</text:p>
      <text:p text:style-name="P1"/>
      <text:p text:style-name="P1">template&lt;typename T&gt;</text:p>
      <text:p text:style-name="P1">class Array</text:p>
      <text:p text:style-name="P1">{</text:p>
      <text:p text:style-name="P1"><text:tab/></text:p>
      <text:p text:style-name="P1">};</text:p>
      <text:p text:style-name="P1"/>
      <text:p text:style-name="P1"/>
      <text:p text:style-name="P1">Array &lt;int&gt; <text:span text:style-name="T1">arr1</text:span>(3000); →<text:span text:style-name="T1"> an array container with 3000 items</text:span></text:p>
      <text:p text:style-name="P2">Array&lt;int&gt; arr2[30] → an array of 30 empty Arrays</text:p>
      <text:p text:style-name="P2"/>
      <text:p text:style-name="P2">template&lt;typename I, typename T&gt;</text:p>
      <text:p text:style-name="P2">I* Find(I from , I to, const T&amp; val)</text:p>
      <text:p text:style-name="P2">{</text:p>
      <text:p text:style-name="P2"><text:tab/></text:p>
      <text:p text:style-name="P2">}</text:p>
      <text:p text:style-name="P2"/>
      <text:p text:style-name="P2">min req form an iter: ++, comparison ( &lt; , == , !=), *(dereference) → this is an Input Iterator</text:p>
      <text:p text:style-name="P2"/>
      <text:p text:style-name="P2">there 5 different iterator., 5 Concepts:</text:p>
      <text:p text:style-name="P2">1, output iterator</text:p>
      <text:p text:style-name="P2">2. input iterator</text:p>
      <text:p text:style-name="P2">3.bidirectional</text:p>
      <text:p text:style-name="P2">4. direct access</text:p>
      <text:p text:style-name="P2">5. ?</text:p>
      <text:p text:style-name="P2"/>
      <text:p text:style-name="P2"><text:soft-page-break/>site SGI documents the STL</text:p>
      <text:p text:style-name="P2"/>
      <text:p text:style-name="P2"/>
      <text:p text:style-name="P3">new operator</text:p>
      <text:p text:style-name="P3">operator()()</text:p>
      <text:p text:style-name="P3"/>
      <text:p text:style-name="P3">functor = a Class with operator()()</text:p>
      <text:p text:style-name="P3">class X</text:p>
      <text:p text:style-name="P3">{</text:p>
      <text:p text:style-name="P3">public:</text:p>
      <text:p text:style-name="P3"><text:tab/>operator()(int)</text:p>
      <text:p text:style-name="P3">private:</text:p>
      <text:p text:style-name="P3"><text:tab/>int sum;</text:p>
      <text:p text:style-name="P3"><text:tab/>int n;<text:line-break/>}</text:p>
      <text:p text:style-name="P3"/>
      <text:p text:style-name="P3">X a;</text:p>
      <text:p text:style-name="P3">a(); call the function</text:p>
      <text:p text:style-name="P3"/>
      <text:p text:style-name="P3">a(3); // call ()(3)</text:p>
      <text:p text:style-name="P3">a((4); // call ()(4)</text:p>
      <text:p text:style-name="P3"/>
      <text:p text:style-name="P3"/>
      <text:p text:style-name="P3">X::operator()(int I)</text:p>
      <text:p text:style-name="P3">{</text:p>
      <text:p text:style-name="P3"><text:tab/>sum += I;</text:p>
      <text:p text:style-name="P3"><text:tab/>n++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06:36.586967226</meta:creation-date>
    <dc:date>2016-04-11T14:11:26.180734088</dc:date>
    <meta:editing-duration>PT1H34M2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6" meta:word-count="244" meta:character-count="1342" meta:non-whitespace-character-count="1135"/>
  </office:meta>
</office:document-meta>
</file>